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7e92" officeooo:paragraph-rsid="000d7e92"/>
    </style:style>
    <style:style style:name="P2" style:family="paragraph" style:parent-style-name="Standard">
      <style:text-properties officeooo:rsid="000f4128" officeooo:paragraph-rsid="000f4128"/>
    </style:style>
    <style:style style:name="P3" style:family="paragraph" style:parent-style-name="Standard">
      <style:text-properties officeooo:rsid="0010bb70" officeooo:paragraph-rsid="0010bb70"/>
    </style:style>
    <style:style style:name="P4" style:family="paragraph" style:parent-style-name="Standard">
      <style:text-properties officeooo:rsid="0012716b" officeooo:paragraph-rsid="0012716b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text-properties fo:color="#d4d4d4" loext:opacity="100%" officeooo:rsid="0017659e" officeooo:paragraph-rsid="0017659e" fo:background-color="#1e1e1e"/>
    </style:style>
    <style:style style:name="P7" style:family="paragraph" style:parent-style-name="Standard">
      <style:text-properties fo:color="#d4d4d4" loext:opacity="100%" officeooo:rsid="001b10c7" officeooo:paragraph-rsid="001b10c7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9" style:family="paragraph" style:parent-style-name="Standard">
      <style:text-properties fo:color="#d4d4d4" loext:opacity="100%" style:font-name="Consolas" fo:font-size="10.5pt" fo:font-weight="normal" officeooo:rsid="001b10c7" officeooo:paragraph-rsid="001b10c7" fo:background-color="#1e1e1e"/>
    </style:style>
    <style:style style:name="P10" style:family="paragraph" style:parent-style-name="Standard">
      <style:text-properties fo:color="#d4d4d4" loext:opacity="100%" style:font-name="Consolas" fo:font-size="10.5pt" fo:font-weight="normal" officeooo:rsid="001d3f5e" officeooo:paragraph-rsid="001d3f5e" fo:background-color="#1e1e1e"/>
    </style:style>
    <style:style style:name="P11" style:family="paragraph" style:parent-style-name="Standard">
      <style:text-properties fo:color="#d4d4d4" loext:opacity="100%" style:font-name="Consolas" fo:font-size="10.5pt" fo:font-weight="normal" officeooo:rsid="0020353f" officeooo:paragraph-rsid="0020353f" fo:background-color="#1e1e1e"/>
    </style:style>
    <style:style style:name="P12" style:family="paragraph" style:parent-style-name="Standard">
      <style:text-properties fo:color="#d4d4d4" loext:opacity="100%" style:font-name="Consolas" fo:font-size="10.5pt" fo:font-weight="normal" officeooo:rsid="00220d89" officeooo:paragraph-rsid="00220d89" fo:background-color="#1e1e1e"/>
    </style:style>
    <style:style style:name="P13" style:family="paragraph" style:parent-style-name="Standard">
      <style:text-properties fo:color="#d4d4d4" loext:opacity="100%" style:font-name="Consolas" fo:font-size="10.5pt" fo:font-weight="normal" officeooo:rsid="0023b1bc" officeooo:paragraph-rsid="0023b1bc" fo:background-color="#1e1e1e"/>
    </style:style>
    <style:style style:name="P14" style:family="paragraph" style:parent-style-name="Standard">
      <style:text-properties officeooo:rsid="0013f3ba" officeooo:paragraph-rsid="0013f3ba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officeooo:rsid="00150629" officeooo:paragraph-rsid="00150629"/>
    </style:style>
    <style:style style:name="P17" style:family="paragraph" style:parent-style-name="Standard">
      <style:text-properties officeooo:rsid="0016f08b" officeooo:paragraph-rsid="0016f08b"/>
    </style:style>
    <style:style style:name="P18" style:family="paragraph" style:parent-style-name="Standard">
      <style:text-properties officeooo:rsid="0016f08b" officeooo:paragraph-rsid="00172a13"/>
    </style:style>
    <style:style style:name="P19" style:family="paragraph" style:parent-style-name="Standard">
      <style:text-properties officeooo:rsid="0017659e" officeooo:paragraph-rsid="0017659e"/>
    </style:style>
    <style:style style:name="P20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21" style:family="paragraph" style:parent-style-name="Standard">
      <style:text-properties officeooo:rsid="0018acb8" officeooo:paragraph-rsid="0018acb8"/>
    </style:style>
    <style:style style:name="P22" style:family="paragraph" style:parent-style-name="Standard">
      <style:text-properties officeooo:rsid="001b10c7" officeooo:paragraph-rsid="001b10c7"/>
    </style:style>
    <style:style style:name="P23" style:family="paragraph" style:parent-style-name="Standard">
      <style:text-properties officeooo:rsid="001d3f5e" officeooo:paragraph-rsid="001d3f5e"/>
    </style:style>
    <style:style style:name="P24" style:family="paragraph" style:parent-style-name="Standard">
      <style:text-properties officeooo:rsid="0020353f" officeooo:paragraph-rsid="0020353f"/>
    </style:style>
    <style:style style:name="P25" style:family="paragraph" style:parent-style-name="Standard">
      <style:text-properties officeooo:rsid="002137b6" officeooo:paragraph-rsid="002137b6"/>
    </style:style>
    <style:style style:name="P26" style:family="paragraph" style:parent-style-name="Standard">
      <style:text-properties officeooo:paragraph-rsid="002137b6"/>
    </style:style>
    <style:style style:name="P27" style:family="paragraph" style:parent-style-name="Standard">
      <style:text-properties officeooo:rsid="00220d89" officeooo:paragraph-rsid="00220d89"/>
    </style:style>
    <style:style style:name="P28" style:family="paragraph" style:parent-style-name="Standard">
      <style:text-properties officeooo:rsid="0023b1bc" officeooo:paragraph-rsid="0023b1bc"/>
    </style:style>
    <style:style style:name="P29" style:family="paragraph" style:parent-style-name="Standard">
      <style:text-properties officeooo:rsid="0023b1bc" officeooo:paragraph-rsid="0023b1bc"/>
    </style:style>
    <style:style style:name="P30" style:family="paragraph" style:parent-style-name="Standard">
      <style:text-properties officeooo:rsid="0023e9ab" officeooo:paragraph-rsid="0023e9ab"/>
    </style:style>
    <style:style style:name="T1" style:family="text">
      <style:text-properties officeooo:rsid="0012716b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style:font-name="Consolas" fo:font-size="10.5pt" fo:font-weight="normal" fo:background-color="#1e1e1e" loext:char-shading-value="0"/>
    </style:style>
    <style:style style:name="T6" style:family="text">
      <style:text-properties fo:color="#d4d4d4" loext:opacity="100%" fo:background-color="#1e1e1e" loext:char-shading-value="0"/>
    </style:style>
    <style:style style:name="T7" style:family="text">
      <style:text-properties officeooo:rsid="0013f3ba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officeooo:rsid="00172a13"/>
    </style:style>
    <style:style style:name="T15" style:family="text">
      <style:text-properties fo:color="#9cdcfe" loext:opacity="100%"/>
    </style:style>
    <style:style style:name="T16" style:family="text">
      <style:text-properties fo:color="#9cdcfe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4ec9b0" loext:opacity="100%"/>
    </style:style>
    <style:style style:name="T19" style:family="text">
      <style:text-properties fo:color="#4ec9b0" loext:opacity="100%" style:font-name="Consolas" fo:font-size="10.5pt" fo:font-weight="normal"/>
    </style:style>
    <style:style style:name="T20" style:family="text">
      <style:text-properties officeooo:rsid="001b7f38"/>
    </style:style>
    <style:style style:name="T21" style:family="text">
      <style:text-properties fo:color="#808080" loext:opacity="100%"/>
    </style:style>
    <style:style style:name="T22" style:family="text">
      <style:text-properties fo:color="#808080" loext:opacity="100%" style:font-name="Consolas" fo:font-size="10.5pt" fo:font-weight="normal"/>
    </style:style>
    <style:style style:name="T23" style:family="text">
      <style:text-properties fo:color="#808080" loext:opacity="100%" style:font-name="Consolas" fo:font-size="10.5pt" fo:font-weight="normal" fo:background-color="#1e1e1e" loext:char-shading-value="0"/>
    </style:style>
    <style:style style:name="T24" style:family="text">
      <style:text-properties officeooo:rsid="002137b6"/>
    </style:style>
    <style:style style:name="T25" style:family="text">
      <style:text-properties officeooo:rsid="00220d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azione progetto</text:p>
      <text:p text:style-name="P1"/>
      <text:p text:style-name="P1">composer create-project --prefer-dist laravel/laravel:^8.2.0(numero versione di laravel che si vuole installare) NameProject</text:p>
      <text:p text:style-name="P1"/>
      <text:p text:style-name="P1">es. con v8.2.0</text:p>
      <text:p text:style-name="P1">composer create-project --prefer-dist laravel/laravel:^8.2.0 Nameproject</text:p>
      <text:p text:style-name="P1"/>
      <text:p text:style-name="P2">Bisogno di aiuto?</text:p>
      <text:p text:style-name="P2">php artisan –help</text:p>
      <text:p text:style-name="P2">php artisan list</text:p>
      <text:p text:style-name="P2"/>
      <text:p text:style-name="P3">2-Creare Controller</text:p>
      <text:p text:style-name="P3"/>
      <text:p text:style-name="P3">php artisan make:controller NomeController</text:p>
      <text:p text:style-name="P3"/>
      <text:p text:style-name="P3">php artisan make:controller <text:span text:style-name="T1">Nome</text:span>Controller –help <text:span text:style-name="T1">per ottenere lista aiuti su controller</text:span></text:p>
      <text:p text:style-name="P3"/>
      <text:p text:style-name="P4">Dopo aver creato il controller va importato dentro web.php cosi</text:p>
      <text:p text:style-name="P4"/>
      <text:p text:style-name="Standard">use App\Http\Controllers\<text:span text:style-name="T1">Nome</text:span>Controller; </text:p>
      <text:p text:style-name="Standard"/>
      <text:p text:style-name="P4">ovvero importando il path dove si trova il controller;</text:p>
      <text:p text:style-name="P4"/>
      <text:p text:style-name="P14">e creando una nuova route</text:p>
      <text:p text:style-name="P14"/>
      <text:p text:style-name="Standard">Route::get('/<text:span text:style-name="T7">endpoints</text:span>', [<text:span text:style-name="T7">Nome</text:span>Controller::class, '<text:span text:style-name="T7">funzionechechiamiamodalcontroller</text:span>']);</text:p>
      <text:p text:style-name="Standard"/>
      <text:p text:style-name="Standard"><text:span text:style-name="T7">es.</text:span>Route::get('/products', [ProductsController::class, 'index']);</text:p>
      <text:p text:style-name="P14"/>
      <text:p text:style-name="P17">Con Laravel 8 si puó anche chiamare cosi</text:p>
      <text:p text:style-name="P18">Route::get(‘/<text:span text:style-name="T14">endpoints</text:span>’, ‘App\Http\Controllers\<text:span text:style-name="T14">Nome</text:span>Controller@<text:span text:style-name="T14">funzionechechiamo</text:span>’);</text:p>
      <text:p text:style-name="P17">Route::get(‘/products’, ‘App\Http\Controllers\ProductsController@index’);</text:p>
      <text:p text:style-name="P17"/>
      <text:p text:style-name="P14">Dentro questa rotta chiamiamo con un metodo get l’endpoint che c’interessa e gli passiamo una classe dal controller e la funzione che chiamiamo dal controller</text:p>
      <text:p text:style-name="P14"/>
      <text:p text:style-name="P16">Fatto ció vado dentro il controller e creo la funzione che mi serve index in questo caso, questa non fa altro che ritornare il path della pagina che mi serve</text:p>
      <text:p text:style-name="P16"/>
      <text:p text:style-name="Standard"><text:s text:c="4"/>public function index() {</text:p>
      <text:p text:style-name="Standard"><text:s text:c="6"/>return view('products.index');</text:p>
      <text:p text:style-name="Standard"><text:s text:c="4"/>}</text:p>
      <text:p text:style-name="P16">creo la funzione pubblica index che mostra la pagina index dentro la cartella products, cartella products va dentro views</text:p>
      <text:p text:style-name="P14"/>
      <text:p text:style-name="P19">Posso passare variabili da dentro metodo o con compact se devo passarne multipli</text:p>
      <text:p text:style-name="P19"/>
      <text:p text:style-name="P6">    <text:span text:style-name="T3">public</text:span><text:span text:style-name="T12"> </text:span><text:span text:style-name="T3">function</text:span><text:span text:style-name="T12"> </text:span><text:span text:style-name="T9">index</text:span><text:span text:style-name="T12">() {</text:span></text:p>
      <text:p text:style-name="P5">        <text:span text:style-name="T16">$title</text:span><text:span text:style-name="T12"> = </text:span><text:span text:style-name="T11">"Welcome to my Laravel 8 Course"</text:span><text:span text:style-name="T12">;</text:span></text:p>
      <text:p text:style-name="P5">        <text:span text:style-name="T16">$description</text:span><text:span text:style-name="T12"> = </text:span><text:span text:style-name="T11">"Created by me"</text:span><text:span text:style-name="T12">;</text:span></text:p>
      <text:p text:style-name="P8"/>
      <text:p text:style-name="P15"><text:soft-page-break/></text:p>
      <text:p text:style-name="P5">        <text:span text:style-name="T17"> return view('products.index', </text:span></text:p>
      <text:p text:style-name="P5">        <text:span text:style-name="T17"> compact('title','description'));</text:span></text:p>
      <text:p text:style-name="P20"/>
      <text:p text:style-name="P5">    <text:span text:style-name="T12">}</text:span></text:p>
      <text:p text:style-name="P19"/>
      <text:p text:style-name="P19">o con view per metodo singolo o array</text:p>
      <text:p text:style-name="P19"/>
      <text:p text:style-name="P6">    <text:span text:style-name="T3">public</text:span><text:span text:style-name="T12"> </text:span><text:span text:style-name="T3">function</text:span><text:span text:style-name="T12"> </text:span><text:span text:style-name="T9">index</text:span><text:span text:style-name="T12">() {</text:span></text:p>
      <text:p text:style-name="P8"/>
      <text:p text:style-name="P5">        <text:span text:style-name="T16">$data</text:span><text:span text:style-name="T12"> = [</text:span></text:p>
      <text:p text:style-name="P5">            <text:span text:style-name="T11">'productOne'</text:span><text:span text:style-name="T12"> =&gt; </text:span><text:span text:style-name="T11">'iPhone'</text:span><text:span text:style-name="T12">,</text:span></text:p>
      <text:p text:style-name="P5">            <text:span text:style-name="T11">'productTwo'</text:span><text:span text:style-name="T12"> =&gt; </text:span><text:span text:style-name="T11">'Samsung'</text:span></text:p>
      <text:p text:style-name="P5">        <text:span text:style-name="T12">];</text:span></text:p>
      <text:p text:style-name="P15"/>
      <text:p text:style-name="P20"/>
      <text:p text:style-name="P15"/>
      <text:p text:style-name="P5">        <text:span text:style-name="T17"> return view('products.index')-&gt;with('data', $data);</text:span></text:p>
      <text:p text:style-name="P15"/>
      <text:p text:style-name="P8"/>
      <text:p text:style-name="P5">    <text:span text:style-name="T12">}</text:span></text:p>
      <text:p text:style-name="P19"/>
      <text:p text:style-name="P19">o direttamente da dentro metodo</text:p>
      <text:p text:style-name="P19"/>
      <text:p text:style-name="P6">    <text:span text:style-name="T3">public</text:span><text:span text:style-name="T12"> </text:span><text:span text:style-name="T3">function</text:span><text:span text:style-name="T12"> </text:span><text:span text:style-name="T9">index</text:span><text:span text:style-name="T12">() {</text:span></text:p>
      <text:p text:style-name="P5">        <text:span text:style-name="T16">$title</text:span><text:span text:style-name="T12"> = </text:span><text:span text:style-name="T11">"Welcome to my Laravel 8 Course"</text:span><text:span text:style-name="T12">;</text:span></text:p>
      <text:p text:style-name="P5">        <text:span text:style-name="T16">$description</text:span><text:span text:style-name="T12"> = </text:span><text:span text:style-name="T11">"Created by me"</text:span><text:span text:style-name="T12">;</text:span></text:p>
      <text:p text:style-name="P5">        <text:span text:style-name="T16">$data</text:span><text:span text:style-name="T12"> = [</text:span></text:p>
      <text:p text:style-name="P5">            <text:span text:style-name="T11">'productOne'</text:span><text:span text:style-name="T12"> =&gt; </text:span><text:span text:style-name="T11">'iPhone'</text:span><text:span text:style-name="T12">,</text:span></text:p>
      <text:p text:style-name="P5">            <text:span text:style-name="T11">'productTwo'</text:span><text:span text:style-name="T12"> =&gt; </text:span><text:span text:style-name="T11">'Samsung'</text:span></text:p>
      <text:p text:style-name="P15"><text:span text:style-name="T6">        </text:span><text:span text:style-name="T5">];</text:span></text:p>
      <text:p text:style-name="P5">        <text:span text:style-name="T13">return</text:span><text:span text:style-name="T12"> </text:span><text:span text:style-name="T9">view</text:span><text:span text:style-name="T12">(</text:span><text:span text:style-name="T11">'products.index'</text:span><text:span text:style-name="T12">, [</text:span></text:p>
      <text:p text:style-name="P5">            <text:span text:style-name="T11">'data'</text:span><text:span text:style-name="T12"> =&gt; </text:span><text:span text:style-name="T16">$data</text:span></text:p>
      <text:p text:style-name="P5">        <text:span text:style-name="T12">]);</text:span></text:p>
      <text:p text:style-name="P5">    <text:span text:style-name="T12">}</text:span></text:p>
      <text:p text:style-name="P19"/>
      <text:p text:style-name="P21">ovviamente dentro blade uso o {{$nomevariabile}} per variabile o foreach per array per mostrare i dati</text:p>
      <text:p text:style-name="P21"/>
      <text:p text:style-name="P22">3-Creare metodo dinamico per le rotte</text:p>
      <text:p text:style-name="P22"/>
      <text:p text:style-name="P22">dentro web.php creo rotto a cui passo la variabile che creo dentro il controller a cui reagira dinamicamente la pagina dentro endpoint e come metodo il metodo show in questo caso dove definiro le variabili a cui farlo reagire</text:p>
      <text:p text:style-name="P22"/>
      <text:p text:style-name="P22">quindi questo dentro web.php</text:p>
      <text:p text:style-name="P22"/>
      <text:p text:style-name="P9"><text:span text:style-name="T18">Route</text:span>::<text:span text:style-name="T8">get</text:span>(<text:span text:style-name="T10">'/products/{name}'</text:span>, [<text:span text:style-name="T18">ProductsController</text:span>::<text:span text:style-name="T2">class</text:span>,<text:span text:style-name="T10">'show'</text:span>]);</text:p>
      <text:p text:style-name="P22"/>
      <text:p text:style-name="P22"/>
      <text:p text:style-name="P22">dentro controller creo metodo show</text:p>
      <text:p text:style-name="P22"/>
      <text:p text:style-name="P7"><text:soft-page-break/>    <text:span text:style-name="T3">public</text:span><text:span text:style-name="T12"> </text:span><text:span text:style-name="T3">function</text:span><text:span text:style-name="T12"> </text:span><text:span text:style-name="T9">show</text:span><text:span text:style-name="T12">(</text:span><text:span text:style-name="T16">$name</text:span><text:span text:style-name="T12">) {</text:span></text:p>
      <text:p text:style-name="P5">        <text:span text:style-name="T16">$data</text:span><text:span text:style-name="T12"> = [</text:span></text:p>
      <text:p text:style-name="P5">            <text:span text:style-name="T11">'iphone'</text:span><text:span text:style-name="T12"> =&gt; </text:span><text:span text:style-name="T11">'iPhone'</text:span><text:span text:style-name="T12">,</text:span></text:p>
      <text:p text:style-name="P5">            <text:span text:style-name="T11">'samsung'</text:span><text:span text:style-name="T12"> =&gt; </text:span><text:span text:style-name="T11">'Samsung'</text:span></text:p>
      <text:p text:style-name="P5">        <text:span text:style-name="T12">];</text:span></text:p>
      <text:p text:style-name="P15"/>
      <text:p text:style-name="P5">        <text:span text:style-name="T13">return</text:span><text:span text:style-name="T12"> </text:span><text:span text:style-name="T9">view</text:span><text:span text:style-name="T12">(</text:span><text:span text:style-name="T11">'products.index'</text:span><text:span text:style-name="T12">, [</text:span></text:p>
      <text:p text:style-name="P5">            <text:span text:style-name="T11">'products'</text:span><text:span text:style-name="T12"> =&gt; </text:span><text:span text:style-name="T16">$data</text:span><text:span text:style-name="T12">[</text:span><text:span text:style-name="T16">$name</text:span><text:span text:style-name="T12">] ?? </text:span><text:span text:style-name="T11">'Product '</text:span><text:span text:style-name="T12"> . </text:span><text:span text:style-name="T16">$name</text:span><text:span text:style-name="T12"> . </text:span><text:span text:style-name="T11">' does not exist'</text:span></text:p>
      <text:p text:style-name="P5">        <text:span text:style-name="T12">]);</text:span></text:p>
      <text:p text:style-name="P5">    <text:span text:style-name="T12">}</text:span></text:p>
      <text:p text:style-name="P22"/>
      <text:p text:style-name="P22">al metodo show passo la variabile name e array di prodotti <text:span text:style-name="T20">e questo metodo mostra la pagina index modificandolo in base al name a cui accedero e se inserisco un name inesistente mi mostra la pagina con il name inesistente inserito dentro pagina chiamero la variabile che ho definito prima della freccia {{$products}} in questo caso</text:span></text:p>
      <text:p text:style-name="P22"/>
      <text:p text:style-name="P23">Verifiche che endpoint siano numerici o stringhe o entrambi si fanno con metodo where a cui si passa variabile da verificare e cosa deve verificare</text:p>
      <text:p text:style-name="P23"/>
      <text:p text:style-name="P23">esempi vari</text:p>
      <text:p text:style-name="P23"/>
      <text:p text:style-name="P10">Verifica che id inserito sia numerico</text:p>
      <text:p text:style-name="P15"/>
      <text:p text:style-name="P8"><text:span text:style-name="T18">Route</text:span>::<text:span text:style-name="T8">get</text:span>(<text:span text:style-name="T10">'/products/{id}'</text:span>,</text:p>
      <text:p text:style-name="P8">[<text:span text:style-name="T18">ProductsController</text:span>::<text:span text:style-name="T2">class</text:span>, <text:span text:style-name="T10">'show'</text:span>])-&gt;<text:span text:style-name="T8">where</text:span>(<text:span text:style-name="T10">'id'</text:span>, <text:span text:style-name="T10">'[0-9]+'</text:span>);</text:p>
      <text:p text:style-name="P15"/>
      <text:p text:style-name="P8">Verifica che endpoint inserito sia <text:span text:style-name="T2">string</text:span></text:p>
      <text:p text:style-name="P15"/>
      <text:p text:style-name="P8"><text:span text:style-name="T18">Route</text:span>::<text:span text:style-name="T8">get</text:span>(<text:span text:style-name="T10">'/products/{name}'</text:span>,</text:p>
      <text:p text:style-name="P8">[<text:span text:style-name="T18">ProductsController</text:span>::<text:span text:style-name="T2">class</text:span>, <text:span text:style-name="T10">'show'</text:span>])-&gt;<text:span text:style-name="T8">where</text:span>(<text:span text:style-name="T10">'name'</text:span>,</text:p>
      <text:p text:style-name="P8"><text:span text:style-name="T10">'[a-zA-z]+'</text:span>);</text:p>
      <text:p text:style-name="P15"/>
      <text:p text:style-name="P8">Verifica che endpoint inserito sia primo stringa e secondo sia numerico</text:p>
      <text:p text:style-name="P15"/>
      <text:p text:style-name="P8"><text:span text:style-name="T18">Route</text:span>::<text:span text:style-name="T8">get</text:span>(<text:span text:style-name="T10">'/products/{name}/{id}'</text:span>,</text:p>
      <text:p text:style-name="P8">[<text:span text:style-name="T18">ProductsController</text:span>::<text:span text:style-name="T2">class</text:span>, <text:span text:style-name="T10">'show'</text:span>])-&gt;<text:span text:style-name="T8">where</text:span>([</text:p>
      <text:p text:style-name="P5">    <text:span text:style-name="T11">'name'</text:span><text:span text:style-name="T12"> =&gt; </text:span><text:span text:style-name="T11">'[a-z]+'</text:span><text:span text:style-name="T12">,</text:span></text:p>
      <text:p text:style-name="P5">    <text:span text:style-name="T11">'id'</text:span><text:span text:style-name="T12"> =&gt; </text:span><text:span text:style-name="T11">'[0-9]+'</text:span></text:p>
      <text:p text:style-name="P8">]);</text:p>
      <text:p text:style-name="P23"/>
      <text:p text:style-name="P23"/>
      <text:p text:style-name="P24">4-Passare url a button </text:p>
      <text:p text:style-name="P24">Dentro web.php tramite metodo name si passa endpoints al metodo i nomi possono essere diversi ma é buona prassi passare endpoint al metodo</text:p>
      <text:p text:style-name="P24"/>
      <text:p text:style-name="P11"><text:span text:style-name="T18">Route</text:span>::<text:span text:style-name="T8">get</text:span>(<text:span text:style-name="T10">'/products'</text:span>, [</text:p>
      <text:p text:style-name="P5">    <text:span text:style-name="T19">ProductsController</text:span><text:span text:style-name="T12">::</text:span><text:span text:style-name="T3">class</text:span><text:span text:style-name="T12">, </text:span><text:span text:style-name="T11">'index'</text:span><text:span text:style-name="T12">])-&gt;</text:span><text:span text:style-name="T9">name</text:span><text:span text:style-name="T12">(</text:span><text:span text:style-name="T11">'products'</text:span><text:span text:style-name="T12">);</text:span></text:p>
      <text:p text:style-name="P24"/>
      <text:p text:style-name="P24">Dentro pagina interessata si inserisce link con href {{route(‘nomeendpoint’)}}</text:p>
      <text:p text:style-name="P24"/>
      <text:p text:style-name="P11"><text:span text:style-name="T21">&lt;</text:span><text:span text:style-name="T2">a</text:span> <text:span text:style-name="T15">href</text:span>=<text:span text:style-name="T10">"</text:span><text:span text:style-name="T8">{{</text:span><text:span text:style-name="T10"> </text:span><text:span text:style-name="T8">route</text:span><text:span text:style-name="T10">('products') </text:span><text:span text:style-name="T8">}}</text:span><text:span text:style-name="T10">"</text:span><text:span text:style-name="T21">&gt;</text:span>Go to Products<text:span text:style-name="T21">&lt;/</text:span><text:span text:style-name="T2">a</text:span><text:span text:style-name="T21">&gt;</text:span></text:p>
      <text:p text:style-name="P24"/>
      <text:p text:style-name="P25"><text:soft-page-break/>5-Creare navbar reattiva si fa con class che verifica tramite ternario se endpoint su cui ci troviamo é quello voluto e se é quello voluto applica la classe che vogliamo </text:p>
      <text:p text:style-name="P25"/>
      <text:p text:style-name="P26"><text:span text:style-name="T24">es.</text:span><text:span text:style-name="T6">                </text:span><text:span text:style-name="T23">&lt;</text:span><text:span text:style-name="T4">li</text:span><text:span text:style-name="T23">&gt;</text:span></text:p>
      <text:p text:style-name="P5">                    <text:span text:style-name="T22">&lt;</text:span><text:span text:style-name="T3">a</text:span><text:span text:style-name="T12"> </text:span><text:span text:style-name="T16">href</text:span><text:span text:style-name="T12">=</text:span><text:span text:style-name="T11">"about"</text:span></text:p>
      <text:p text:style-name="P5">                    <text:span text:style-name="T16">class</text:span><text:span text:style-name="T12">=</text:span><text:span text:style-name="T11">"</text:span><text:span text:style-name="T9">{{</text:span><text:span text:style-name="T11"> </text:span><text:span text:style-name="T9">request</text:span><text:span text:style-name="T11">()</text:span><text:span text:style-name="T12">-&gt;</text:span><text:span text:style-name="T9">is</text:span><text:span text:style-name="T11">('about') ? 'active' : '' </text:span><text:span text:style-name="T9">}}</text:span><text:span text:style-name="T11">"</text:span></text:p>
      <text:p text:style-name="P5">                    <text:span text:style-name="T22">&gt;</text:span><text:span text:style-name="T12">About</text:span><text:span text:style-name="T22">&lt;/</text:span><text:span text:style-name="T3">a</text:span><text:span text:style-name="T22">&gt;</text:span></text:p>
      <text:p text:style-name="P5">                <text:span text:style-name="T22">&lt;/</text:span><text:span text:style-name="T3">li</text:span><text:span text:style-name="T22">&gt;</text:span></text:p>
      <text:p text:style-name="P25"/>
      <text:p text:style-name="P25">se endpoint é uguale ad about viene applicata la classe active</text:p>
      <text:p text:style-name="P25"/>
      <text:p text:style-name="P25">6-<text:span text:style-name="T25">Linkare immagini dentro laravel</text:span></text:p>
      <text:p text:style-name="P25"/>
      <text:p text:style-name="P27">Primo metodo si crea cartella images dentro public e dentro src di img dentro il blade si passa cosi</text:p>
      <text:p text:style-name="P27"/>
      <text:p text:style-name="P12"><text:span text:style-name="T15">src</text:span>=<text:span text:style-name="T10">"</text:span><text:span text:style-name="T8">{{</text:span><text:span text:style-name="T10"> </text:span><text:span text:style-name="T8">URL</text:span><text:span text:style-name="T10">('images/nomeimg') </text:span><text:span text:style-name="T8">}}</text:span><text:span text:style-name="T10">"</text:span></text:p>
      <text:p text:style-name="P27"/>
      <text:p text:style-name="P28">oppure si lancia da cmd line </text:p>
      <text:p text:style-name="P28"/>
      <text:p text:style-name="P28">php artisan storage:link</text:p>
      <text:p text:style-name="P28"/>
      <text:p text:style-name="P28">questo genera link da storage, le img si salvano dentro cartella storage e dentro html si passa cosi</text:p>
      <text:p text:style-name="P28"/>
      <text:p text:style-name="P13"><text:span text:style-name="T21">&lt;</text:span><text:span text:style-name="T2">img</text:span> <text:span text:style-name="T15">src</text:span>=<text:span text:style-name="T10">"</text:span><text:span text:style-name="T8">{{</text:span><text:span text:style-name="T10"> </text:span><text:span text:style-name="T8">URL</text:span><text:span text:style-name="T10">('storage/nomeimg') </text:span><text:span text:style-name="T8">}}</text:span><text:span text:style-name="T10">"</text:span> <text:span text:style-name="T15">alt</text:span>=<text:span text:style-name="T10">""</text:span><text:span text:style-name="T21">&gt;</text:span></text:p>
      <text:p text:style-name="P28"/>
      <text:p text:style-name="P30">in entrambi i casi url si puó sostituire con asset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2T18:21:23.398000000</dc:date>
    <meta:editing-duration>PT3H15M30S</meta:editing-duration>
    <meta:editing-cycles>15</meta:editing-cycles>
    <meta:generator>LibreOffice/7.1.3.2$Windows_X86_64 LibreOffice_project/47f78053abe362b9384784d31a6e56f8511eb1c1</meta:generator>
    <meta:document-statistic meta:table-count="0" meta:image-count="0" meta:object-count="0" meta:page-count="4" meta:paragraph-count="104" meta:word-count="671" meta:character-count="5217" meta:non-whitespace-character-count="4263"/>
  </office:meta>
</office:document-meta>
</file>